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9.666cm"/>
    </style:style>
    <style:style style:name="co7" style:family="table-column">
      <style:table-column-properties fo:break-before="auto" style:column-width="2.258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13"/>
        <table:table-column table:style-name="co4" table:default-cell-style-name="Default"/>
        <table:table-column table:style-name="co3" table:default-cell-style-name="ce13"/>
        <table:table-column table:style-name="co5" table:default-cell-style-name="Default"/>
        <table:table-column table:style-name="co3" table:number-columns-repeated="1020" table:default-cell-style-name="Default"/>
        <table:table-row table:style-name="ro3">
          <table:table-cell table:style-name="ce11" office:value-type="string" calcext:value-type="string">
            <text:p>Konami 053260</text:p>
          </table:table-cell>
          <table:table-cell table:number-columns-repeated="1023"/>
        </table:table-row>
        <table:table-row table:style-name="ro3">
          <table:table-cell table:style-name="ce12" office:value-type="string" calcext:value-type="string">
            <text:p>Pin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Direction</text:p>
          </table:table-cell>
          <table:table-cell table:style-name="ce12" office:value-type="string" calcext:value-type="string">
            <text:p>Description</text:p>
          </table:table-cell>
          <table:table-cell table:style-name="ce12"/>
          <table:table-cell table:style-name="ce15" office:value-type="string" calcext:value-type="string">
            <text:p>Top-left → bottom-left</text:p>
          </table:table-cell>
          <table:table-cell table:style-name="ce12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B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Sub CPU data bus</text:p>
          </table:table-cell>
          <table:table-cell table:style-name="ce14" office:value-type="string" calcext:value-type="string">
            <text:p>Pin 43 →</text:p>
          </table:table-cell>
          <table:table-cell office:value-type="string" calcext:value-type="string">
            <text:p>pbbbbbbbbpbbbbbbbbpb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B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Sub CPU data bus</text:p>
          </table:table-cell>
          <table:table-cell/>
          <table:table-cell office:value-type="string" calcext:value-type="string">
            <text:p>ooiiiiiiiippioobbb bb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B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Sub CPU data bus</text:p>
          </table:table-cell>
          <table:table-cell/>
          <table:table-cell office:value-type="string" calcext:value-type="string">
            <text:p>bbbiibbbbpbbbbiiipii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B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Sub CPU data bus</text:p>
          </table:table-cell>
          <table:table-cell/>
          <table:table-cell office:value-type="string" calcext:value-type="string">
            <text:p>iioooobbbbppbbbbbbbb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B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Sub CPU data bus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OM access slot configuration for dual chips ?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DB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Main CPU data bus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DB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Main CPU data bus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DB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Main CPU data bus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DB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Main CPU data bus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SS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DB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Main CPU data bus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DB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Main CPU data bus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D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Main CPU data bus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D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Main CPU data bus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in CPU control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in CPU address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in CPU control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in clock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TB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M2151 SHx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UX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M2151 SO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UX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YM output bus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YM output bus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H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YM output bus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YM output bus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OM data bus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OM data bus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R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OM data bus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OM data bus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SS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OM data bus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OM data bus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OM data bus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R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OM data bus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RA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SS</text:p>
          </table:table-cell>
          <table:table-cell table:number-columns-repeated="102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RA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RA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RA9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RA1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RA1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SS</text:p>
          </table:table-cell>
          <table:table-cell table:number-columns-repeated="102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RA1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A1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RA1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RA1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RA1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RA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RA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RA19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VSS</text:p>
          </table:table-cell>
          <table:table-cell table:number-columns-repeated="102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RA2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OM address bus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RW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IM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AB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ub CPU address bus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AB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ub CPU address bus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AB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ub CPU address bus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AB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ub CPU address bus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AB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ub CPU address bus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AB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ub CPU address bus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ub CPU control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ub CPU control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table:number-columns-repeated="102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set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6809 clock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NQ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6809 clock</text:p>
          </table:table-cell>
          <table:table-cell table:number-columns-repeated="1020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Sub CPU data bus</text:p>
          </table:table-cell>
          <table:table-cell table:number-columns-repeated="1020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D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Sub CPU data bus</text:p>
          </table:table-cell>
          <table:table-cell table:number-columns-repeated="1020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DB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Sub CPU data bus</text:p>
          </table:table-cell>
          <table:table-cell table:number-columns-repeated="1020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2-10-12T13:15:55.944000000</dc:date>
    <meta:editing-duration>PT53M1S</meta:editing-duration>
    <meta:editing-cycles>19</meta:editing-cycles>
    <meta:document-statistic meta:table-count="3" meta:cell-count="312" meta:object-count="0"/>
  </office:meta>
</office:document-meta>
</file>